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" svg:font-family="Sans" style:font-family-generic="swiss"/>
    <style:font-face style:name="Sans selfi" svg:font-family="'Sans selfi'" style:font-family-generic="swiss"/>
    <style:font-face style:name="Sans serif" svg:font-family="'Sans serif'" style:font-family-generic="swiss"/>
    <style:font-face style:name="monospace" svg:font-family="monospace"/>
    <style:font-face style:name="sans-serif" svg:font-family="sans-serif"/>
    <style:font-face style:name="sans-serif1" svg:font-family="sans-serif" style:font-family-generic="swiss"/>
  </office:font-face-decls>
  <office:automatic-styles>
    <style:style style:name="P1" style:family="paragraph" style:parent-style-name="Standard">
      <style:paragraph-properties style:writing-mode="lr-tb"/>
      <style:text-properties style:font-name="sans-serif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text-properties officeooo:paragraph-rsid="001a1a35"/>
    </style:style>
    <style:style style:name="P4" style:family="paragraph" style:parent-style-name="Standard">
      <style:paragraph-properties style:writing-mode="lr-tb"/>
      <style:text-properties style:font-name="Sans selfi" officeooo:rsid="002474c5" officeooo:paragraph-rsid="002474c5"/>
    </style:style>
    <style:style style:name="P5" style:family="paragraph" style:parent-style-name="Standard">
      <style:paragraph-properties style:writing-mode="lr-tb"/>
      <style:text-properties style:font-name="Sans serif" fo:font-weight="bold" officeooo:rsid="002474c5" officeooo:paragraph-rsid="002474c5" style:font-weight-asian="bold" style:font-weight-complex="bold"/>
    </style:style>
    <style:style style:name="T1" style:family="text">
      <style:text-properties officeooo:rsid="001914e7"/>
    </style:style>
    <style:style style:name="T2" style:family="text">
      <style:text-properties fo:color="#0000ff" loext:opacity="100%" style:font-name="Courier New" fo:font-size="10pt" fo:font-weight="bold" style:font-size-asian="10pt" style:font-weight-asian="bold"/>
    </style:style>
    <style:style style:name="T3" style:family="text">
      <style:text-properties fo:color="#0000ff" loext:opacity="100%" style:font-name="Courier New" fo:font-size="10pt" fo:font-weight="bold" officeooo:rsid="00270d7b" style:font-size-asian="10pt" style:font-weight-asian="bold"/>
    </style:style>
    <style:style style:name="T4" style:family="text">
      <style:text-properties fo:color="#0000ff" loext:opacity="100%" style:font-name="Courier New" fo:font-size="10pt" fo:font-weight="normal" style:font-size-asian="10pt" style:font-weight-asian="normal"/>
    </style:style>
    <style:style style:name="T5" style:family="text">
      <style:text-properties fo:color="#000000" loext:opacity="100%" style:font-name="Courier New" fo:font-size="10pt" fo:font-weight="normal" style:font-size-asian="10pt" style:font-weight-asian="normal"/>
    </style:style>
    <style:style style:name="T6" style:family="text">
      <style:text-properties fo:color="#ff00ff" loext:opacity="100%" style:font-name="Courier New" fo:font-size="10pt" fo:font-weight="normal" style:font-size-asian="10pt" style:font-weight-asian="normal"/>
    </style:style>
    <style:style style:name="T7" style:family="text">
      <style:text-properties fo:color="#808000" loext:opacity="100%" style:font-name="Courier New" fo:font-size="10pt" fo:font-weight="normal" style:font-size-asian="10pt" style:font-weight-asian="normal"/>
    </style:style>
    <style:style style:name="T8" style:family="text">
      <style:text-properties style:font-name="sans-serif"/>
    </style:style>
    <style:style style:name="T9" style:family="text">
      <style:text-properties style:font-name="sans-serif" officeooo:rsid="001a1a35"/>
    </style:style>
    <style:style style:name="T10" style:family="text">
      <style:text-properties style:font-name="sans-serif" officeooo:rsid="001c003f"/>
    </style:style>
    <style:style style:name="T11" style:family="text">
      <style:text-properties style:font-name="sans-serif" officeooo:rsid="001df4f5"/>
    </style:style>
    <style:style style:name="T12" style:family="text">
      <style:text-properties style:font-name="sans-serif" officeooo:rsid="001e7eb1"/>
    </style:style>
    <style:style style:name="T13" style:family="text">
      <style:text-properties style:font-name="sans-serif" officeooo:rsid="00211d0a"/>
    </style:style>
    <style:style style:name="T14" style:family="text">
      <style:text-properties style:font-name="sans-serif" officeooo:rsid="00220b71"/>
    </style:style>
    <style:style style:name="T15" style:family="text">
      <style:text-properties style:font-name="sans-serif" officeooo:rsid="0023238f"/>
    </style:style>
    <style:style style:name="T16" style:family="text">
      <style:text-properties style:font-name="sans-serif" officeooo:rsid="002474c5"/>
    </style:style>
    <style:style style:name="T17" style:family="text">
      <style:text-properties officeooo:rsid="001a1a35"/>
    </style:style>
    <style:style style:name="T18" style:family="text">
      <style:text-properties style:font-name="monospace"/>
    </style:style>
    <style:style style:name="T19" style:family="text">
      <style:text-properties fo:color="#008000" loext:opacity="100%" style:font-name="Courier New" fo:font-size="10pt" fo:font-weight="normal" style:font-size-asian="10pt" style:font-weight-asian="normal"/>
    </style:style>
    <style:style style:name="T20" style:family="text">
      <style:text-properties fo:color="#008000" loext:opacity="100%" style:font-name="Courier New" fo:font-size="10pt" fo:font-weight="normal" officeooo:rsid="002474c5" style:font-size-asian="10pt" style:font-weight-asian="normal"/>
    </style:style>
    <style:style style:name="T21" style:family="text">
      <style:text-properties fo:color="#008000" loext:opacity="100%" style:font-name="sans-serif" fo:font-size="10pt" fo:font-weight="normal" style:font-size-asian="10pt" style:font-weight-asian="normal"/>
    </style:style>
    <style:style style:name="T22" style:family="text">
      <style:text-properties fo:color="#008000" loext:opacity="100%" style:font-name="monospace" fo:font-size="10pt" fo:font-weight="normal" style:font-size-asian="10pt" style:font-weight-asian="normal"/>
    </style:style>
    <style:style style:name="T23" style:family="text">
      <style:text-properties fo:color="#008000" loext:opacity="100%" fo:font-size="10pt" fo:font-weight="normal" officeooo:rsid="002474c5" style:font-size-asian="10pt" style:font-weight-asian="normal"/>
    </style:style>
    <style:style style:name="T24" style:family="text">
      <style:text-properties fo:color="#008000" loext:opacity="100%" fo:font-size="10pt" fo:font-weight="normal" style:font-size-asian="10pt" style:font-weight-asian="normal"/>
    </style:style>
    <style:style style:name="T25" style:family="text">
      <style:text-properties fo:color="#008000" loext:opacity="100%" fo:font-size="10pt" officeooo:rsid="002474c5" style:font-size-asian="10pt"/>
    </style:style>
    <style:style style:name="T26" style:family="text">
      <style:text-properties fo:color="#008000" loext:opacity="100%" fo:font-size="10pt" style:font-size-asian="10pt"/>
    </style:style>
    <style:style style:name="T27" style:family="text">
      <style:text-properties fo:color="#800080" loext:opacity="100%" style:font-name="Courier New" fo:font-size="10pt" fo:font-weight="normal" style:font-size-asian="10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55R_mcid52"/><text:span text:style-name="T1">1. </text:span>Afficher toutes les informations concernant les employés.</text:p>
      <text:p text:style-name="P1"/>
      <text:p text:style-name="P1"><text:span text:style-name="T2">SELECT</text:span><text:span text:style-name="T5"> </text:span><text:span text:style-name="T4">*</text:span><text:span text:style-name="T5"> </text:span><text:span text:style-name="T2">FROM</text:span><text:span text:style-name="T5"> </text:span><text:span text:style-name="T6">employe</text:span></text:p>
      <text:p text:style-name="P1"/>
      <text:p text:style-name="P1"/>
      <text:p text:style-name="P1"><text:bookmark text:name="page55R_mcid59"/><text:span text:style-name="T1">2. </text:span>Afficher toutes les informations concernant les départements.</text:p>
      <text:p text:style-name="P1"/>
      <text:p text:style-name="P1"><text:span text:style-name="T2">SELECT</text:span><text:span text:style-name="T5"> </text:span><text:span text:style-name="T7">nodept</text:span><text:span text:style-name="T4">,</text:span><text:span text:style-name="T7">nom</text:span><text:span text:style-name="T4">,</text:span><text:span text:style-name="T7">noregion</text:span><text:span text:style-name="T5"> </text:span><text:span text:style-name="T2">FROM</text:span><text:span text:style-name="T5"> </text:span><text:span text:style-name="T6">dept</text:span></text:p>
      <text:p text:style-name="P1"/>
      <text:p text:style-name="P1"/>
      <text:p text:style-name="P1"><text:bookmark text:name="page55R_mcid62"/><text:span text:style-name="T1">3. </text:span>Afficher le nom, la date d'embauche, le numéro du supérieur, le<text:line-break/>numéro de département et le salaire de tous les employés.</text:p>
      <text:p text:style-name="P1"/>
      <text:p text:style-name="Standard"><text:span text:style-name="T2">SELECT</text:span><text:span text:style-name="T5"> </text:span><text:span text:style-name="T7">nom</text:span><text:span text:style-name="T4">,</text:span><text:span text:style-name="T5"> </text:span><text:span text:style-name="T7">dateemb</text:span><text:span text:style-name="T4">,</text:span><text:span text:style-name="T5"> </text:span><text:span text:style-name="T7">nosup</text:span><text:span text:style-name="T4">,</text:span><text:span text:style-name="T5"> </text:span><text:span text:style-name="T7">nodep</text:span><text:span text:style-name="T4">,</text:span><text:span text:style-name="T5"> </text:span><text:span text:style-name="T7">salaire</text:span><text:span text:style-name="T5"> </text:span><text:span text:style-name="T2">FROM</text:span><text:span text:style-name="T5"> </text:span><text:span text:style-name="T6">employe</text:span></text:p>
      <text:p text:style-name="Standard"/>
      <text:p text:style-name="Standard"/>
      <text:p text:style-name="P1"><text:bookmark text:name="page61R_mcid23"/><text:span text:style-name="T17">4. </text:span>Afficher le titre de tous les employés</text:p>
      <text:p text:style-name="Standard"/>
      <text:p text:style-name="Standard"><text:span text:style-name="T2">SELECT</text:span><text:span text:style-name="T5"> </text:span><text:span text:style-name="T7">nom</text:span><text:span text:style-name="T4">,</text:span><text:span text:style-name="T5"> </text:span><text:span text:style-name="T7">titre</text:span><text:span text:style-name="T5"> </text:span><text:span text:style-name="T2">FROM</text:span><text:span text:style-name="T5"> </text:span><text:span text:style-name="T6">employe</text:span></text:p>
      <text:p text:style-name="Standard"><text:span text:style-name="T6"/></text:p>
      <text:p text:style-name="Standard"><text:span text:style-name="T6"/></text:p>
      <text:p text:style-name="P3"><text:span text:style-name="T6"/></text:p>
      <text:p text:style-name="P2"><text:bookmark text:name="page61R_mcid24"/><text:span text:style-name="T9">5. </text:span><text:span text:style-name="T8">Afficher les différentes valeurs des titres des employés.</text:span></text:p>
      <text:p text:style-name="P2"/>
      <text:p text:style-name="P2"><text:span text:style-name="T2">SELECT</text:span><text:span text:style-name="T5"> </text:span><text:span text:style-name="T2">distinct</text:span><text:span text:style-name="T5"> </text:span><text:span text:style-name="T7">titre</text:span><text:span text:style-name="T5"> </text:span><text:span text:style-name="T2">FROM</text:span><text:span text:style-name="T5"> </text:span><text:span text:style-name="T6">employe</text:span></text:p>
      <text:p text:style-name="P2"/>
      <text:p text:style-name="P2"/>
      <text:p text:style-name="P2"><text:bookmark text:name="page61R_mcid28"/><text:span text:style-name="T10">6. </text:span><text:span text:style-name="T8">Afficher le nom, le numéro d'employé et le numéro du</text:span><text:line-break/><text:span text:style-name="T8">département des employés dont le titre est «</text:span> <text:span text:style-name="T18">Secrétaire</text:span> <text:span text:style-name="T8">».</text:span></text:p>
      <text:p text:style-name="P2"/>
      <text:p text:style-name="Standard"><text:span text:style-name="T2">SELECT</text:span><text:span text:style-name="T5"> </text:span><text:span text:style-name="T7">nom</text:span><text:span text:style-name="T4">,</text:span><text:span text:style-name="T5"> </text:span><text:span text:style-name="T7">noemp</text:span><text:span text:style-name="T4">,</text:span><text:span text:style-name="T5"> </text:span><text:span text:style-name="T7">nodep</text:span><text:span text:style-name="T4">,</text:span><text:span text:style-name="T5"> </text:span><text:span text:style-name="T7">titre</text:span><text:span text:style-name="T5"> </text:span></text:p>
      <text:p text:style-name="Standard"><text:span text:style-name="T2">FROM</text:span><text:span text:style-name="T5"> </text:span><text:span text:style-name="T6">employe</text:span></text:p>
      <text:p text:style-name="Standard"><text:span text:style-name="T2">WHERE</text:span><text:span text:style-name="T5"> </text:span><text:span text:style-name="T7">titre</text:span><text:span text:style-name="T5"> </text:span><text:span text:style-name="T4">=</text:span><text:span text:style-name="T5"> </text:span><text:span text:style-name="T19">'secrétaire'</text:span></text:p>
      <text:p text:style-name="Standard"/>
      <text:p text:style-name="Standard"/>
      <text:p text:style-name="P2"><text:bookmark text:name="page61R_mcid29"/><text:span text:style-name="T11">7. </text:span><text:span text:style-name="T8">Afficher le nom et le numéro de département dont le</text:span> <text:span text:style-name="T8">numéro de</text:span><text:line-break/><text:span text:style-name="T8">département est supérieur à</text:span> <text:span text:style-name="T18">40</text:span><text:span text:style-name="T8">.</text:span></text:p>
      <text:p text:style-name="Standard"/>
      <text:p text:style-name="Standard"><text:span text:style-name="T2">SELECT</text:span><text:span text:style-name="T5"> </text:span><text:span text:style-name="T7">nom</text:span><text:span text:style-name="T4">,</text:span><text:span text:style-name="T7">nodep</text:span></text:p>
      <text:p text:style-name="Standard"><text:span text:style-name="T2">FROM</text:span><text:span text:style-name="T5"> </text:span><text:span text:style-name="T6">employe</text:span></text:p>
      <text:p text:style-name="Standard"><text:span text:style-name="T2">WHERE</text:span><text:span text:style-name="T5"> </text:span><text:span text:style-name="T7">nodep</text:span><text:span text:style-name="T5"> </text:span><text:span text:style-name="T4">&gt;</text:span><text:span text:style-name="T27">40</text:span></text:p>
      <text:p text:style-name="Standard"/>
      <text:p text:style-name="Standard"/>
      <text:p text:style-name="P2"><text:bookmark text:name="page65R_mcid4"/><text:span text:style-name="T12">8. </text:span><text:span text:style-name="T8">Afficher le nom et le prénom des employés dont le nom est</text:span><text:line-break/><text:span text:style-name="T8">alphabétiquement antérieur au prénom.</text:span></text:p>
      <text:p text:style-name="Standard"/>
      <text:p text:style-name="Standard"><text:span text:style-name="T2">SELECT</text:span><text:span text:style-name="T5"> </text:span><text:span text:style-name="T7">nom</text:span><text:span text:style-name="T4">,</text:span><text:span text:style-name="T7">prenom</text:span></text:p>
      <text:p text:style-name="Standard"><text:span text:style-name="T2">FROM</text:span><text:span text:style-name="T5"> </text:span><text:span text:style-name="T6">employe</text:span></text:p>
      <text:p text:style-name="Standard"><text:span text:style-name="T2">ORDER</text:span><text:span text:style-name="T5"> </text:span><text:span text:style-name="T2">BY</text:span><text:span text:style-name="T5"> </text:span><text:span text:style-name="T7">nom</text:span><text:span text:style-name="T4">,</text:span><text:span text:style-name="T5"> </text:span><text:span text:style-name="T7">prenom</text:span><text:span text:style-name="T5"> </text:span><text:span text:style-name="T2">ASC</text:span></text:p>
      <text:p text:style-name="Standard"/>
      <text:p text:style-name="Standard"/>
      <text:p text:style-name="Standard"/>
      <text:p text:style-name="Standard"/>
      <text:p text:style-name="P2"><text:bookmark text:name="page65R_mcid5"/><text:soft-page-break/><text:span text:style-name="T13">9. </text:span><text:span text:style-name="T8">Afficher le nom, le salaire et le numéro du département des employés</text:span><text:line-break/><text:span text:style-name="T8">dont le titre est «</text:span> <text:span text:style-name="T18">Représentant</text:span> <text:span text:style-name="T8">», le numéro de département est</text:span> <text:span text:style-name="T18">35</text:span> <text:span text:style-name="T8">et</text:span><text:line-break/><text:span text:style-name="T8">le salaire est supérieur à</text:span> <text:span text:style-name="T18">20000.</text:span></text:p>
      <text:p text:style-name="P2"/>
      <text:p text:style-name="P2"><text:span text:style-name="T2">SELECT</text:span><text:span text:style-name="T5"> </text:span><text:span text:style-name="T7">nom</text:span><text:span text:style-name="T4">,</text:span><text:span text:style-name="T5"> </text:span><text:span text:style-name="T7">salaire</text:span><text:span text:style-name="T4">,</text:span><text:span text:style-name="T5"> </text:span><text:span text:style-name="T7">nodep</text:span><text:span text:style-name="T4">,</text:span><text:span text:style-name="T5"> </text:span><text:span text:style-name="T7">titre</text:span></text:p>
      <text:p text:style-name="Standard"><text:span text:style-name="T2">FROM</text:span><text:span text:style-name="T5"> </text:span><text:span text:style-name="T6">employe</text:span></text:p>
      <text:p text:style-name="Standard"><text:span text:style-name="T2">WHERE</text:span><text:span text:style-name="T5"> </text:span><text:span text:style-name="T7">titre</text:span><text:span text:style-name="T5"> </text:span><text:span text:style-name="T4">=</text:span><text:span text:style-name="T5"> </text:span><text:span text:style-name="T19">'représentant'</text:span><text:span text:style-name="T5"> </text:span><text:span text:style-name="T2">AND</text:span><text:span text:style-name="T5"> </text:span><text:span text:style-name="T7">nodep</text:span><text:span text:style-name="T5"> </text:span><text:span text:style-name="T4">=</text:span><text:span text:style-name="T5"> </text:span><text:span text:style-name="T19">'35'</text:span><text:span text:style-name="T5"> </text:span><text:span text:style-name="T2">AND</text:span><text:span text:style-name="T5"> </text:span><text:span text:style-name="T7">salaire</text:span><text:span text:style-name="T5"> </text:span><text:span text:style-name="T4">&gt;</text:span><text:span text:style-name="T27">20000</text:span></text:p>
      <text:p text:style-name="P2"/>
      <text:p text:style-name="P2"/>
      <text:p text:style-name="P2"><text:bookmark text:name="page65R_mcid6"/><text:span text:style-name="T14">10. </text:span><text:span text:style-name="T8">Afficher le nom, le titre et le salaire des employés dont le titre est</text:span><text:line-break/><text:span text:style-name="T8">«</text:span> <text:span text:style-name="T18">Représentant</text:span> <text:span text:style-name="T8">» ou dont le titre est «</text:span> <text:span text:style-name="T18">Président</text:span> <text:span text:style-name="T8">».</text:span></text:p>
      <text:p text:style-name="P2"/>
      <text:p text:style-name="P2"><text:span text:style-name="T2">SELECT</text:span><text:span text:style-name="T5"> </text:span><text:span text:style-name="T7">nom</text:span><text:span text:style-name="T4">,</text:span><text:span text:style-name="T5"> </text:span><text:span text:style-name="T7">salaire</text:span><text:span text:style-name="T4">,</text:span><text:span text:style-name="T5"> </text:span><text:span text:style-name="T7">titre</text:span></text:p>
      <text:p text:style-name="Standard"><text:span text:style-name="T2">FROM</text:span><text:span text:style-name="T5"> </text:span><text:span text:style-name="T6">employe</text:span></text:p>
      <text:p text:style-name="Standard"><text:span text:style-name="T2">WHERE</text:span><text:span text:style-name="T5"> </text:span><text:span text:style-name="T7">titre</text:span><text:span text:style-name="T5"> </text:span><text:span text:style-name="T4">=</text:span><text:span text:style-name="T5"> </text:span><text:span text:style-name="T19">'représentant'</text:span><text:span text:style-name="T5"> </text:span><text:span text:style-name="T2">or</text:span><text:span text:style-name="T5"> </text:span><text:span text:style-name="T7">titre</text:span><text:span text:style-name="T5"> </text:span><text:span text:style-name="T4">=</text:span><text:span text:style-name="T5"> </text:span><text:span text:style-name="T19">'président'</text:span></text:p>
      <text:p text:style-name="P2"><text:span text:style-name="T19"/></text:p>
      <text:p text:style-name="P2"/>
      <text:p text:style-name="P2"><text:bookmark text:name="page65R_mcid7"/><text:span text:style-name="T15">11. </text:span><text:span text:style-name="T8">Afficher le nom, le titre, le numéro de département, le salaire des</text:span><text:line-break/><text:span text:style-name="T8">employés du département</text:span> <text:span text:style-name="T18">34</text:span><text:span text:style-name="T8">, dont le titre est «</text:span> <text:span text:style-name="T18">Représentant</text:span> <text:span text:style-name="T8">» ou</text:span><text:line-break/><text:span text:style-name="T8">«</text:span> <text:span text:style-name="T18">Secrétaire</text:span> <text:span text:style-name="T8">».</text:span></text:p>
      <text:p text:style-name="P2"/>
      <text:p text:style-name="Standard"/>
      <text:p text:style-name="Standard"><text:span text:style-name="T2">SELECT</text:span><text:span text:style-name="T5"> </text:span><text:span text:style-name="T7">nom</text:span><text:span text:style-name="T4">,</text:span><text:span text:style-name="T5"> </text:span><text:span text:style-name="T7">titre</text:span><text:span text:style-name="T4">,</text:span><text:span text:style-name="T5"> </text:span><text:span text:style-name="T7">nodep</text:span><text:span text:style-name="T4">,</text:span><text:span text:style-name="T5"> </text:span><text:span text:style-name="T7">salaire</text:span></text:p>
      <text:p text:style-name="Standard"><text:span text:style-name="T2">FROM</text:span><text:span text:style-name="T5"> </text:span><text:span text:style-name="T6">employe</text:span></text:p>
      <text:p text:style-name="Standard"><text:span text:style-name="T2">WHERE</text:span><text:span text:style-name="T5"> </text:span><text:span text:style-name="T7">nodep</text:span><text:span text:style-name="T5"> </text:span><text:span text:style-name="T4">=</text:span><text:span text:style-name="T5"> </text:span><text:span text:style-name="T19">'34'</text:span><text:span text:style-name="T5"> </text:span><text:span text:style-name="T2">AND</text:span><text:span text:style-name="T5"> </text:span><text:span text:style-name="T4">(</text:span><text:span text:style-name="T7">titre</text:span><text:span text:style-name="T5"> </text:span><text:span text:style-name="T4">=</text:span><text:span text:style-name="T5"> </text:span><text:span text:style-name="T19">'représentant'</text:span><text:span text:style-name="T5"> </text:span><text:span text:style-name="T2">OR</text:span><text:span text:style-name="T5"> </text:span><text:span text:style-name="T7">titre</text:span><text:span text:style-name="T5"> </text:span><text:span text:style-name="T4">=</text:span><text:span text:style-name="T5"> </text:span><text:span text:style-name="T19">'secrétaire'</text:span><text:span text:style-name="T4">)</text:span></text:p>
      <text:p text:style-name="Standard"/>
      <text:p text:style-name="Standard"/>
      <text:p text:style-name="P2"><text:bookmark text:name="page65R_mcid8"/><text:span text:style-name="T15">12. </text:span><text:span text:style-name="T8">Afficher le nom, le titre, le numéro de département, le salaire des</text:span><text:line-break/><text:span text:style-name="T8">employés dont le titre est Représentant, ou dont le titre est Secrétaire</text:span><text:line-break/><text:span text:style-name="T8">dans le département numéro</text:span> <text:span text:style-name="T18">34</text:span><text:span text:style-name="T8">.</text:span></text:p>
      <text:p text:style-name="Standard"/>
      <text:p text:style-name="Standard"><text:span text:style-name="T2">SELECT</text:span><text:span text:style-name="T5"> </text:span><text:span text:style-name="T7">nom</text:span><text:span text:style-name="T4">,</text:span><text:span text:style-name="T5"> </text:span><text:span text:style-name="T7">titre</text:span><text:span text:style-name="T4">,</text:span><text:span text:style-name="T5"> </text:span><text:span text:style-name="T7">nodep</text:span><text:span text:style-name="T4">,</text:span><text:span text:style-name="T5"> </text:span><text:span text:style-name="T7">salaire</text:span></text:p>
      <text:p text:style-name="Standard"><text:span text:style-name="T2">FROM</text:span><text:span text:style-name="T5"> </text:span><text:span text:style-name="T6">employe</text:span></text:p>
      <text:p text:style-name="Standard"><text:span text:style-name="T2">WHERE</text:span><text:span text:style-name="T5"> </text:span><text:span text:style-name="T7">titre</text:span><text:span text:style-name="T5"> </text:span><text:span text:style-name="T4">=</text:span><text:span text:style-name="T5"> </text:span><text:span text:style-name="T19">'représentant'</text:span></text:p>
      <text:p text:style-name="Standard"><text:span text:style-name="T2">OR</text:span><text:span text:style-name="T5"> </text:span><text:span text:style-name="T4">(</text:span><text:span text:style-name="T7">titre</text:span><text:span text:style-name="T4">=</text:span><text:span text:style-name="T19">'secrétaire'</text:span><text:span text:style-name="T5"> </text:span><text:span text:style-name="T2">AND</text:span><text:span text:style-name="T5"> </text:span><text:span text:style-name="T7">nodep</text:span><text:span text:style-name="T4">=</text:span><text:span text:style-name="T19">'34'</text:span><text:span text:style-name="T4">)</text:span></text:p>
      <text:p text:style-name="Standard"/>
      <text:p text:style-name="Standard"/>
      <text:p text:style-name="P2"><text:bookmark text:name="page65R_mcid9"/><text:span text:style-name="T16">13. </text:span><text:span text:style-name="T8">Afficher le nom, et le salaire des employés dont le salaire est compris</text:span><text:line-break/><text:span text:style-name="T8">entre</text:span> <text:span text:style-name="T18">20000</text:span> <text:span text:style-name="T8">et</text:span> <text:span text:style-name="T18">30000</text:span></text:p>
      <text:p text:style-name="Standard"/>
      <text:p text:style-name="Standard"/>
      <text:p text:style-name="Standard"><text:span text:style-name="T2">SELECT</text:span><text:span text:style-name="T5"> </text:span><text:span text:style-name="T7">nom</text:span><text:span text:style-name="T4">,</text:span><text:span text:style-name="T5"> </text:span><text:span text:style-name="T7">salaire</text:span></text:p>
      <text:p text:style-name="Standard"><text:span text:style-name="T2">FROM</text:span><text:span text:style-name="T5"> </text:span><text:span text:style-name="T6">employe</text:span></text:p>
      <text:p text:style-name="Standard"><text:span text:style-name="T2">WHERE</text:span><text:span text:style-name="T5"> </text:span><text:span text:style-name="T7">salaire</text:span><text:span text:style-name="T5"> </text:span><text:span text:style-name="T4">&gt;=</text:span><text:span text:style-name="T5"> </text:span><text:span text:style-name="T27">20000</text:span><text:span text:style-name="T5"> </text:span><text:span text:style-name="T2">AND</text:span><text:span text:style-name="T5"> </text:span><text:span text:style-name="T7">salaire</text:span><text:span text:style-name="T5"> </text:span><text:span text:style-name="T4">&lt;=</text:span><text:span text:style-name="T5"> </text:span><text:span text:style-name="T27">30000</text:span></text:p>
      <text:p text:style-name="Standard"/>
      <text:p text:style-name="Standard"/>
      <text:p text:style-name="Standard"/>
      <text:p text:style-name="P2"><text:bookmark text:name="page67R_mcid6"/><text:span text:style-name="T16">15. </text:span><text:span text:style-name="T8">Afficher le nom des employés commençant par la lettre «</text:span> <text:span text:style-name="T18">H</text:span> <text:span text:style-name="T8">».</text:span></text:p>
      <text:p text:style-name="Standard"/>
      <text:p text:style-name="Standard"><text:span text:style-name="T2">SELECT</text:span><text:span text:style-name="T5"> </text:span><text:span text:style-name="T7">nom</text:span></text:p>
      <text:p text:style-name="Standard"><text:span text:style-name="T2">FROM</text:span><text:span text:style-name="T5"> </text:span><text:span text:style-name="T6">employe</text:span></text:p>
      <text:p text:style-name="Standard"><text:span text:style-name="T2">WHERE</text:span><text:span text:style-name="T5"> </text:span><text:span text:style-name="T7">nom</text:span><text:span text:style-name="T5"> </text:span><text:span text:style-name="T2">LIKE</text:span><text:span text:style-name="T5"> </text:span><text:span text:style-name="T19">'H%'</text:span></text:p>
      <text:p text:style-name="Standard"><text:span text:style-name="T19"/></text:p>
      <text:p text:style-name="Standard"><text:span text:style-name="T19"/></text:p>
      <text:p text:style-name="P4"><text:span text:style-name="T23"/></text:p>
      <text:p text:style-name="P4"><text:span text:style-name="T23"/></text:p>
      <text:p text:style-name="P4"><text:soft-page-break/><text:span text:style-name="T23"/></text:p>
      <text:p text:style-name="P5"><text:bookmark text:name="page67R_mcid7"/><text:span text:style-name="T25">16. </text:span><text:span text:style-name="T26">Afficher le nom des employés se terminant par la lettre « n ».</text:span></text:p>
      <text:p text:style-name="P2"><text:span text:style-name="T19"/></text:p>
      <text:p text:style-name="Standard"><text:span text:style-name="T19"/></text:p>
      <text:p text:style-name="Standard"><text:span text:style-name="T2">SELECT</text:span><text:span text:style-name="T5"> </text:span><text:span text:style-name="T7">nom</text:span></text:p>
      <text:p text:style-name="Standard"><text:span text:style-name="T2">FROM</text:span><text:span text:style-name="T5"> </text:span><text:span text:style-name="T6">employe</text:span></text:p>
      <text:p text:style-name="Standard"><text:span text:style-name="T2">WHERE</text:span><text:span text:style-name="T5"> </text:span><text:span text:style-name="T7">nom</text:span><text:span text:style-name="T5"> </text:span><text:span text:style-name="T2">LIKE</text:span><text:span text:style-name="T5"> </text:span><text:span text:style-name="T19">'%N'</text:span></text:p>
      <text:p text:style-name="Standard"><text:span text:style-name="T19"/></text:p>
      <text:p text:style-name="Standard"><text:span text:style-name="T19"/></text:p>
      <text:p text:style-name="Standard"><text:span text:style-name="T19"/></text:p>
      <text:p text:style-name="P2"><text:bookmark text:name="page67R_mcid8"/><text:span text:style-name="T21">17.Afficher le nom des employés contenant la lettre «</text:span><text:span text:style-name="T19"> </text:span><text:span text:style-name="T22">u</text:span><text:span text:style-name="T19"> </text:span><text:span text:style-name="T21">» en 3ème</text:span><text:span text:style-name="T19"><text:line-break/></text:span><text:span text:style-name="T21">position.</text:span></text:p>
      <text:p text:style-name="Standard"><text:span text:style-name="T19"/></text:p>
      <text:p text:style-name="Standard"><text:span text:style-name="T19"/></text:p>
      <text:p text:style-name="Standard"><text:span text:style-name="T2">SELECT</text:span><text:span text:style-name="T5"> </text:span><text:span text:style-name="T7">nom</text:span></text:p>
      <text:p text:style-name="Standard"><text:span text:style-name="T2">FROM</text:span><text:span text:style-name="T5"> </text:span><text:span text:style-name="T6">employe</text:span></text:p>
      <text:p text:style-name="Standard"><text:span text:style-name="T2">WHERE</text:span><text:span text:style-name="T5"> </text:span><text:span text:style-name="T7">nom</text:span><text:span text:style-name="T5"> </text:span><text:span text:style-name="T2">LIKE</text:span><text:span text:style-name="T5"> </text:span><text:span text:style-name="T19">'__U%'</text:span></text:p>
      <text:p text:style-name="Standard"><text:span text:style-name="T19"/></text:p>
      <text:p text:style-name="Standard"><text:span text:style-name="T19"/></text:p>
      <text:p text:style-name="P2"><text:bookmark text:name="page67R_mcid12"/><text:span text:style-name="T21">18.Afficher le salaire et le nom des employés du service</text:span><text:span text:style-name="T19"> </text:span><text:span text:style-name="T22">41</text:span><text:span text:style-name="T19"> </text:span><text:span text:style-name="T21">classés par</text:span><text:span text:style-name="T19"><text:line-break/></text:span><text:span text:style-name="T21">salaire croissant.</text:span></text:p>
      <text:p text:style-name="Standard"><text:span text:style-name="T19"/></text:p>
      <text:p text:style-name="Standard"><text:span text:style-name="T19"/></text:p>
      <text:p text:style-name="Standard"><text:span text:style-name="T2">SELECT</text:span><text:span text:style-name="T5"> </text:span><text:span text:style-name="T7">salaire</text:span><text:span text:style-name="T4">,</text:span><text:span text:style-name="T5"> </text:span><text:span text:style-name="T7">nom</text:span><text:span text:style-name="T4">,</text:span><text:span text:style-name="T5"> </text:span><text:span text:style-name="T7">nodep</text:span></text:p>
      <text:p text:style-name="Standard"><text:span text:style-name="T2">FROM</text:span><text:span text:style-name="T5"> </text:span><text:span text:style-name="T6">employe</text:span></text:p>
      <text:p text:style-name="Standard"><text:span text:style-name="T2">Where</text:span><text:span text:style-name="T5"> </text:span><text:span text:style-name="T7">nodep</text:span><text:span text:style-name="T5"> </text:span><text:span text:style-name="T4">=</text:span><text:span text:style-name="T5"> </text:span><text:span text:style-name="T19">'41'</text:span></text:p>
      <text:p text:style-name="Standard"><text:span text:style-name="T2">ORDER</text:span><text:span text:style-name="T5"> </text:span><text:span text:style-name="T2">BY</text:span><text:span text:style-name="T5"> </text:span><text:span text:style-name="T7">salaire</text:span><text:span text:style-name="T5"> </text:span><text:span text:style-name="T3">ASC</text:span></text:p>
      <text:p text:style-name="Standard"><text:span text:style-name="T19"/></text:p>
      <text:p text:style-name="Standard"><text:span text:style-name="T19"/></text:p>
      <text:p text:style-name="Standard"><text:span text:style-name="T19"/></text:p>
      <text:p text:style-name="P2"><text:bookmark text:name="page67R_mcid13"/><text:span text:style-name="T8">19.Afficher le salaire et le nom des employés du service</text:span> <text:span text:style-name="T18">41</text:span> <text:span text:style-name="T8">classés par</text:span><text:line-break/><text:span text:style-name="T8">salaire décroissant.</text:span></text:p>
      <text:p text:style-name="Standard"/>
      <text:p text:style-name="Standard"><text:span text:style-name="T2">SELECT</text:span><text:span text:style-name="T5"> </text:span><text:span text:style-name="T7">salaire</text:span><text:span text:style-name="T4">,</text:span><text:span text:style-name="T5"> </text:span><text:span text:style-name="T7">nom</text:span><text:span text:style-name="T4">,</text:span><text:span text:style-name="T5"> </text:span><text:span text:style-name="T7">nodep</text:span></text:p>
      <text:p text:style-name="Standard"><text:span text:style-name="T2">FROM</text:span><text:span text:style-name="T5"> </text:span><text:span text:style-name="T6">employe</text:span></text:p>
      <text:p text:style-name="Standard"><text:span text:style-name="T2">Where</text:span><text:span text:style-name="T5"> </text:span><text:span text:style-name="T7">nodep</text:span><text:span text:style-name="T5"> </text:span><text:span text:style-name="T4">=</text:span><text:span text:style-name="T5"> </text:span><text:span text:style-name="T19">'41'</text:span></text:p>
      <text:p text:style-name="Standard"><text:span text:style-name="T2">ORDER</text:span><text:span text:style-name="T5"> </text:span><text:span text:style-name="T2">BY</text:span><text:span text:style-name="T5"> </text:span><text:span text:style-name="T7">salaire</text:span><text:span text:style-name="T5"> </text:span><text:span text:style-name="T2">DESC</text:span></text:p>
      <text:p text:style-name="Standard"/>
      <text:p text:style-name="Standard"/>
      <text:p text:style-name="P2"><text:bookmark text:name="page67R_mcid14"/><text:span text:style-name="T8">20.Afficher le titre, le salaire et le nom des employés classés par titre</text:span><text:line-break/><text:span text:style-name="T8">croissant et par salaire décroissant.</text:span></text:p>
      <text:p text:style-name="Standard"/>
      <text:p text:style-name="Standard"><text:span text:style-name="T2">SELECT</text:span><text:span text:style-name="T5"> </text:span><text:span text:style-name="T7">titre</text:span><text:span text:style-name="T4">,</text:span><text:span text:style-name="T5"> </text:span><text:span text:style-name="T7">salaire</text:span><text:span text:style-name="T4">,</text:span><text:span text:style-name="T5"> </text:span><text:span text:style-name="T7">nom</text:span></text:p>
      <text:p text:style-name="Standard"><text:span text:style-name="T2">FROM</text:span><text:span text:style-name="T5"> </text:span><text:span text:style-name="T6">employe</text:span></text:p>
      <text:p text:style-name="Standard"><text:span text:style-name="T2">ORDER</text:span><text:span text:style-name="T5"> </text:span><text:span text:style-name="T2">BY</text:span><text:span text:style-name="T5"> </text:span><text:span text:style-name="T7">titre</text:span><text:span text:style-name="T5"> </text:span><text:span text:style-name="T2">ASC</text:span><text:span text:style-name="T4">,</text:span><text:span text:style-name="T5"> </text:span><text:span text:style-name="T7">salaire</text:span><text:span text:style-name="T5"> </text:span><text:span text:style-name="T2">DESC</text:span></text:p>
      <text:p text:style-name="Standard"/>
      <text:p text:style-name="Standard"/>
      <text:p text:style-name="P2"><text:bookmark text:name="page71R_mcid4"/><text:span text:style-name="T8">21.Afficher le taux de commission, le salaire et le nom des employés</text:span><text:line-break/><text:span text:style-name="T8">classés par taux de commission croissante.</text:span></text:p>
      <text:p text:style-name="P2"/>
      <text:p text:style-name="P2"><text:span text:style-name="T2">SELECT</text:span><text:span text:style-name="T5"> </text:span><text:span text:style-name="T7">tauxcom</text:span><text:span text:style-name="T4">,</text:span><text:span text:style-name="T5"> </text:span><text:span text:style-name="T7">salaire</text:span><text:span text:style-name="T4">,</text:span><text:span text:style-name="T5"> </text:span><text:span text:style-name="T7">nom</text:span></text:p>
      <text:p text:style-name="Standard"><text:span text:style-name="T2">FROM</text:span><text:span text:style-name="T5"> </text:span><text:span text:style-name="T6">employe</text:span></text:p>
      <text:p text:style-name="Standard"><text:span text:style-name="T2">ORDER</text:span><text:span text:style-name="T5"> </text:span><text:span text:style-name="T2">BY</text:span><text:span text:style-name="T5"> </text:span><text:span text:style-name="T7">tauxcom</text:span><text:span text:style-name="T5"> </text:span><text:span text:style-name="T2">ASC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bookmark text:name="page71R_mcid6"/><text:soft-page-break/><text:span text:style-name="T8">22.Afficher le nom, le salaire, le taux de commission et</text:span> <text:span text:style-name="T8">le titre des</text:span><text:line-break/><text:span text:style-name="T8">employés dont le taux de commission n'est pas renseigné.</text:span></text:p>
      <text:p text:style-name="P2"/>
      <text:p text:style-name="P2"><text:span text:style-name="T2">SELECT</text:span><text:span text:style-name="T5"> </text:span><text:span text:style-name="T7">nom</text:span><text:span text:style-name="T4">,</text:span><text:span text:style-name="T5"> </text:span><text:span text:style-name="T7">salaire</text:span><text:span text:style-name="T4">,</text:span><text:span text:style-name="T5"> </text:span><text:span text:style-name="T7">tauxcom</text:span><text:span text:style-name="T4">,</text:span><text:span text:style-name="T5"> </text:span><text:span text:style-name="T7">titre</text:span></text:p>
      <text:p text:style-name="Standard"><text:span text:style-name="T2">FROM</text:span><text:span text:style-name="T5"> </text:span><text:span text:style-name="T6">employe</text:span></text:p>
      <text:p text:style-name="Standard"><text:span text:style-name="T2">WHERE</text:span><text:span text:style-name="T5"> </text:span><text:span text:style-name="T7">tauxcom</text:span><text:span text:style-name="T5"> </text:span><text:span text:style-name="T2">IS</text:span><text:span text:style-name="T5"> </text:span><text:span text:style-name="T2">NULL</text:span></text:p>
      <text:p text:style-name="P2"/>
      <text:p text:style-name="P2"/>
      <text:p text:style-name="P2"><text:bookmark text:name="page71R_mcid7"/><text:span text:style-name="T8">23.Afficher le nom, le salaire, le taux de commission et le titre des</text:span><text:line-break/><text:span text:style-name="T8">employés dont le taux de commission est renseigné.</text:span></text:p>
      <text:p text:style-name="Standard"/>
      <text:p text:style-name="Standard"/>
      <text:p text:style-name="Standard"><text:span text:style-name="T2">SELECT</text:span><text:span text:style-name="T5"> </text:span><text:span text:style-name="T7">nom</text:span><text:span text:style-name="T4">,</text:span><text:span text:style-name="T5"> </text:span><text:span text:style-name="T7">salaire</text:span><text:span text:style-name="T4">,</text:span><text:span text:style-name="T5"> </text:span><text:span text:style-name="T7">tauxcom</text:span><text:span text:style-name="T4">,</text:span><text:span text:style-name="T5"> </text:span><text:span text:style-name="T7">titre</text:span></text:p>
      <text:p text:style-name="Standard"><text:span text:style-name="T2">FROM</text:span><text:span text:style-name="T5"> </text:span><text:span text:style-name="T6">employe</text:span></text:p>
      <text:p text:style-name="Standard"><text:span text:style-name="T2">WHERE</text:span><text:span text:style-name="T5"> </text:span><text:span text:style-name="T7">tauxcom</text:span><text:span text:style-name="T5"> </text:span><text:span text:style-name="T2">IS</text:span><text:span text:style-name="T5"> </text:span><text:span text:style-name="T2">NOT</text:span><text:span text:style-name="T5"> </text:span><text:span text:style-name="T2">NULL</text:span></text:p>
      <text:p text:style-name="Standard"/>
      <text:p text:style-name="Standard"/>
      <text:p text:style-name="P2"><text:bookmark text:name="page71R_mcid8"/><text:span text:style-name="T8">24.Afficher le nom, le salaire, le taux de commission, le titre des</text:span><text:line-break/><text:span text:style-name="T8">employés dont le taux de commission est inférieur à</text:span> <text:span text:style-name="T18">15</text:span><text:span text:style-name="T8">.</text:span></text:p>
      <text:p text:style-name="Standard"/>
      <text:p text:style-name="Standard"><text:span text:style-name="T2">SELECT</text:span><text:span text:style-name="T5"> </text:span><text:span text:style-name="T7">nom</text:span><text:span text:style-name="T4">,</text:span><text:span text:style-name="T5"> </text:span><text:span text:style-name="T7">salaire</text:span><text:span text:style-name="T4">,</text:span><text:span text:style-name="T5"> </text:span><text:span text:style-name="T7">tauxcom</text:span><text:span text:style-name="T4">,</text:span><text:span text:style-name="T5"> </text:span><text:span text:style-name="T7">titre</text:span></text:p>
      <text:p text:style-name="Standard"><text:span text:style-name="T2">FROM</text:span><text:span text:style-name="T5"> </text:span><text:span text:style-name="T6">employe</text:span></text:p>
      <text:p text:style-name="Standard"><text:span text:style-name="T2">WHERE</text:span><text:span text:style-name="T5"> </text:span><text:span text:style-name="T7">tauxcom</text:span><text:span text:style-name="T5"> </text:span><text:span text:style-name="T4">&lt;</text:span><text:span text:style-name="T27">15</text:span></text:p>
      <text:p text:style-name="Standard"/>
      <text:p text:style-name="Standard"/>
      <text:p text:style-name="P2"><text:bookmark text:name="page71R_mcid9"/><text:span text:style-name="T8">25.</text:span> <text:span text:style-name="T8">Afficher le nom, le salaire, le taux de commission, le titre des</text:span><text:line-break/><text:span text:style-name="T8">employés dont le taux de commission est supérieur à</text:span> <text:span text:style-name="T18">15</text:span><text:span text:style-name="T8">.</text:span></text:p>
      <text:p text:style-name="Standard"/>
      <text:p text:style-name="Standard"><text:span text:style-name="T2">SELECT</text:span><text:span text:style-name="T5"> </text:span><text:span text:style-name="T7">nom</text:span><text:span text:style-name="T4">,</text:span><text:span text:style-name="T5"> </text:span><text:span text:style-name="T7">salaire</text:span><text:span text:style-name="T4">,</text:span><text:span text:style-name="T5"> </text:span><text:span text:style-name="T7">tauxcom</text:span><text:span text:style-name="T4">,</text:span><text:span text:style-name="T5"> </text:span><text:span text:style-name="T7">titre</text:span></text:p>
      <text:p text:style-name="Standard"><text:span text:style-name="T2">FROM</text:span><text:span text:style-name="T5"> </text:span><text:span text:style-name="T6">employe</text:span></text:p>
      <text:p text:style-name="Standard"><text:span text:style-name="T2">WHERE</text:span><text:span text:style-name="T5"> </text:span><text:span text:style-name="T7">tauxcom</text:span><text:span text:style-name="T5"> </text:span><text:span text:style-name="T4">&gt;</text:span><text:span text:style-name="T27">15</text:span></text:p>
      <text:p text:style-name="Standard"/>
      <text:p text:style-name="Standard"/>
      <text:p text:style-name="P2"><text:bookmark text:name="page73R_mcid4"/><text:span text:style-name="T8">26.Afficher le nom, le salaire, le taux de commission et la commission des</text:span><text:line-break/><text:span text:style-name="T8">employés dont le taux de commission n'est pas nul.</text:span> <text:span text:style-name="T8">(la commission</text:span><text:line-break/><text:span text:style-name="T8">est calculée en multipliant le salaire par le taux de commission)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" svg:font-family="Sans" style:font-family-generic="swiss"/>
    <style:font-face style:name="Sans selfi" svg:font-family="'Sans selfi'" style:font-family-generic="swiss"/>
    <style:font-face style:name="Sans serif" svg:font-family="'Sans serif'" style:font-family-generic="swiss"/>
    <style:font-face style:name="monospace" svg:font-family="monospace"/>
    <style:font-face style:name="sans-serif" svg:font-family="sans-serif"/>
    <style:font-face style:name="sans-serif1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13:53:24.928002264</meta:creation-date>
    <meta:generator>LibreOffice/7.3.7.2$Linux_X86_64 LibreOffice_project/30$Build-2</meta:generator>
    <dc:title>Untitled</dc:title>
    <dc:date>2023-04-11T16:53:08.923393521</dc:date>
    <meta:editing-duration>PT6M52S</meta:editing-duration>
    <meta:editing-cycles>1</meta:editing-cycles>
    <meta:document-statistic meta:table-count="0" meta:image-count="0" meta:object-count="0" meta:page-count="4" meta:paragraph-count="90" meta:word-count="725" meta:character-count="4209" meta:non-whitespace-character-count="3573"/>
  </office:meta>
</office:document-meta>
</file>